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7.0.oxt&#13;Update file created : emph.update.xml&#13;&#13;26.04.2021 19:51:3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7.0.oxt&#13;Update file created : emph-A.update.xml&#13;&#13;26.04.2021 19:51: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7.0.oxt&#13;Update file created : emph-L.update.xml&#13;&#13;26.04.2021 19:51: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26347104193457561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243653989384558609" text:style-name="L2">
        <text:list-item>
          <text:p text:style-name="P49">Version 2.1.2 :</text:p>
        </text:list-item>
      </text:list>
      <text:list xml:id="list9073769175091107039" text:style-name="L3">
        <text:list-item>
          <text:list>
            <text:list-item>
              <text:p text:style-name="P50">Localized help : resolved non-functional hyperlink due to API incompatibility introduced by Apache OpenOffice 4.1 (and LibreOffice 4.0).</text:p>
            </text:list-item>
          </text:list>
        </text:list-item>
      </text:list>
      <text:list xml:id="list39740085" text:continue-list="list5243653989384558609" text:style-name="L2">
        <text:list-item>
          <text:p text:style-name="P49">Version 2.1.1 :</text:p>
        </text:list-item>
      </text:list>
      <text:list xml:id="list2380367500553210833"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9725435" text:continue-list="list39740085" text:style-name="L2">
        <text:list-item>
          <text:p text:style-name="P49">Version 2.1.0 :</text:p>
        </text:list-item>
      </text:list>
      <text:list xml:id="list2524188450918916011"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9755465" text:continue-list="list39725435" text:style-name="L2">
        <text:list-item>
          <text:p text:style-name="P49">Version 2.0.0 :</text:p>
        </text:list-item>
      </text:list>
      <text:list xml:id="list5663757428549544343"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9747949" text:continue-list="list39755465" text:style-name="L2">
        <text:list-item>
          <text:p text:style-name="P49">Version 1.5.3 :</text:p>
        </text:list-item>
      </text:list>
      <text:list xml:id="list781158630320389685"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846719025905617993"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227995599311493170"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126307308693334617"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823821403316500070"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039733328133992927"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386291967758295584"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8897326780461132810"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980857728927584749"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82705198695364892"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239469442147026956" text:style-name="L17">
        <text:list-item>
          <text:p text:style-name="P64">Arg1 : <text:span text:style-name="InstructionMacro">String</text:span> : mandatory, type of control used for the button</text:p>
        </text:list-item>
      </text:list>
      <text:list xml:id="list9107792015942937886"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8971779126051026404"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542968863445515526"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701181872337331385"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442535839471276548"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383739256571575881"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478741838667806685"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97595098339522709"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189682692351121348"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366286783989475431"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597722212098110232"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4442720004992575626"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7057880866070062216"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916587513592357233"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76608907325378937"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190519485604839577"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113948079936222658"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376463430945393756"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48733411061734735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55568822177267759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16331562347622993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974443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7919491250457320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5297558698015024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5269437511176901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3</dc:date>
     <text:p>internal</text:p>
     <text:p>Page2</text:p>
     <text:p/>
    </office:annotation>Paragraph styles</text:p>
      <text:p text:style-name="P28"><office:annotation>
     <dc:creator>BM</dc:creator>
     <dc:date>2008-03-13T00:00:00.63</dc:date>
     <text:p>internal</text:p>
     <text:p>Page7</text:p>
     <text:p/>
    </office:annotation>Hyperlinks</text:p>
      <text:p text:style-name="hlp_5f_paragraph"><text:span text:style-name="T14"><office:annotation>
      <dc:creator>BM</dc:creator>
      <dc:date>2008-03-13T00:00:00.63</dc:date>
      <text:p>internal</text:p>
      <text:p>Page3</text:p>
      <text:p/>
     </office:annotation></text:span><text:span text:style-name="T14">Text formatting</text:span></text:p>
      <text:p text:style-name="P28"><office:annotation>
     <dc:creator>BM</dc:creator>
     <dc:date>2008-03-26T00:00:00.6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4</dc:date>
     <text:p>external</text:p>
     <text:p>text/swriter/main0210.xhp</text:p>
     <text:p/>
    </office:annotation><text:span text:style-name="T14">Preview topic</text:span> </text:p>
      <text:p text:style-name="hlp_5f_paragraph">This hyperlink displays <text:s/><office:annotation>
     <dc:creator>BM</dc:creator>
     <dc:date>2008-03-15T00:00:00.6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9741983" text:continue-list="list748733411061734735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9751573" text:continue-list="list3974443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6</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66</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66</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9745397" text:continue-list="list3974198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7.0") ' fill with your values
  setExtensionDescription("en, de")
  setDisplayName("en", "emph - Use character styles for text markup.")
  setDisplayName("de", "emph - Zeichenvorlagen zur Textauszeichnung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MenuBarMerging

    beginMergeInstruction("Writer")
      	setMergePoint(".uno:FormatMenu\.uno:PageDialog", "AddAfter", "AddLast") 

      	beginMergeItems
      
        	addSeparator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MergeItems

  	endMergeInstruction

  endOfficeMenuBarMerging

  beginAddonMenu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AddonMenu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beginButton()
            beginTitles("Writer")
              setTitle("Default", "en")
              setTitle("Normal", "de")
            endTitles
            setURL("Basic", "emph", "Common", "Default")
			setImage("icons/Default")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